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07d" officeooo:paragraph-rsid="0001f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Eduardo Knabben Tiyo</text:p>
      <text:p text:style-name="P1">RA: 2551748</text:p>
      <text:p text:style-name="Standard"/>
      <text:p text:style-name="Standard">1.Todos os samurais seguem o código bushido.</text:p>
      <text:p text:style-name="Standard">2.Alguns japoneses eram samurais.</text:p>
      <text:p text:style-name="Standard"/>
      <text:p text:style-name="Standard">=&gt; alguns japoneses seguiam o código bushido.</text:p>
      <text:p text:style-name="Standard"/>
      <text:p text:style-name="Standard">D(x) = Todos os humanos.</text:p>
      <text:p text:style-name="Standard">J(x) = x é japonês.</text:p>
      <text:p text:style-name="Standard">S(x) = x é samurai.</text:p>
      <text:p text:style-name="Standard">B(x) = x segue o código bushido.</text:p>
      <text:p text:style-name="Standard"/>
      <text:p text:style-name="Standard">1.∀x(S(x) -&gt; B(x))</text:p>
      <text:p text:style-name="Standard">2.∃x(J(x) ^ S(x))</text:p>
      <text:p text:style-name="Standard"/>
      <text:p text:style-name="Standard">3.J(y) ^ S(y) <text:s text:c="10"/>(2) I.E</text:p>
      <text:p text:style-name="Standard">4.S(y) <text:s text:c="20"/>(3) Simplificação</text:p>
      <text:p text:style-name="Standard">5.S(y) -&gt; B(y) <text:s text:c="7"/>(1) I.U</text:p>
      <text:p text:style-name="Standard">6.B(y) <text:s text:c="19"/>(4)(5) Silogismo hipotético</text:p>
      <text:p text:style-name="Standard">7.∃x(S(x) ^ B(x)) <text:s text:c="2"/>(4)(6) G.E</text:p>
      <text:p text:style-name="Standard">-------------------------------------------------</text:p>
      <text:p text:style-name="Standard">1.Todos os jogadores líberos são especialistas em recepção e defesa.</text:p>
      <text:p text:style-name="Standard">2.Pedro não é líbero</text:p>
      <text:p text:style-name="Standard"/>
      <text:p text:style-name="Standard">D(x) = Todos os jogadores.</text:p>
      <text:p text:style-name="Standard">L(x) = x é líbero.</text:p>
      <text:p text:style-name="Standard">R(x) = x é especialista em recepção e defesa.</text:p>
      <text:p text:style-name="Standard"/>
      <text:p text:style-name="Standard">1.∀x((D(x) ^ L(x)) -&gt; R(x))</text:p>
      <text:p text:style-name="Standard">2.¬L(Pedro)</text:p>
      <text:p text:style-name="Standard"/>
      <text:p text:style-name="Standard">a) Pedro é especialista em recepção e defesa.</text:p>
      <text:p text:style-name="Standard">b) Pedro pode ou não ser especialista em recepção e defesa.</text:p>
      <text:p text:style-name="Standard">c) Pedro é central</text:p>
      <text:p text:style-name="Standard">d) Pedro é reserva.</text:p>
      <text:p text:style-name="Standard"/>
      <text:p text:style-name="Standard">Como Pedro não se encaixa no domínio da premissa 1, não é possivel determinar se Pedro é especialista em recepção e/ou defesa.</text:p>
      <text:p text:style-name="Standard"/>
      <text:p text:style-name="Standard">Portanto, letra B é a corre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8:06:32.793371599</meta:creation-date>
    <dc:date>2024-12-02T08:07:42.653657350</dc:date>
    <meta:editing-duration>PT1M10S</meta:editing-duration>
    <meta:editing-cycles>1</meta:editing-cycles>
    <meta:document-statistic meta:table-count="0" meta:image-count="0" meta:object-count="0" meta:page-count="1" meta:paragraph-count="30" meta:word-count="169" meta:character-count="1037" meta:non-whitespace-character-count="840"/>
    <meta:generator>LibreOffice/24.2.6.2$Linux_X86_64 LibreOffice_project/420$Build-2</meta:generator>
  </office:meta>
</office:document-meta>
</file>